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p>
        <mrow>
          <mo stretchy="false">(</mo>
          <mrow>
            <mtext>d</mtext>
            <mo stretchy="false">ρ</mo>
          </mrow>
          <mo stretchy="false">)</mo>
        </mrow>
        <mn>2</mn>
      </msup>
      <mrow>
        <mi/>
        <mo stretchy="false">=</mo>
        <mi/>
      </mrow>
      <msup>
        <mrow>
          <mo stretchy="false">(</mo>
          <mrow>
            <mtext>d</mtext>
            <mstyle mathvariant="bold">
              <mrow>
                <mi>r</mi>
              </mrow>
            </mstyle>
          </mrow>
          <mo stretchy="false">)</mo>
        </mrow>
        <mn>2</mn>
      </msup>
      <mrow>
        <mi/>
        <mo stretchy="false">=</mo>
        <mi/>
      </mrow>
      <mrow>
        <munder>
          <mo stretchy="false">∑</mo>
          <mrow>
            <mi>j</mi>
            <mi>,</mi>
            <mi>l</mi>
          </mrow>
        </munder>
        <msub>
          <mo stretchy="false">μ</mo>
          <mrow>
            <mi mathvariant="italic">jl</mi>
          </mrow>
        </msub>
      </mrow>
      <mi/>
      <mtext>d</mtext>
      <msub>
        <mi>q</mi>
        <mi>j</mi>
      </msub>
      <mi/>
      <mtext>d</mtext>
      <msub>
        <mi>q</mi>
        <mi>l</mi>
      </msub>
      <mi/>
      <mstyle mathsize="120%">
        <mrow>
          <mo stretchy="false">⇒</mo>
        </mrow>
      </mstyle>
      <mi/>
      <msub>
        <mo stretchy="false">μ</mo>
        <mrow>
          <mi mathvariant="italic">jl</mi>
        </mrow>
      </msub>
      <mrow>
        <mi/>
        <mo stretchy="false">=</mo>
        <mi/>
      </mrow>
      <mfrac>
        <mrow>
          <mo stretchy="false">∂</mo>
          <mstyle mathvariant="bold">
            <mrow>
              <mi>r</mi>
            </mrow>
          </mstyle>
        </mrow>
        <mrow>
          <mo stretchy="false">∂</mo>
          <msub>
            <mi>q</mi>
            <mi>j</mi>
          </msub>
        </mrow>
      </mfrac>
      <mrow>
        <mi/>
        <mo stretchy="false">⋅</mo>
        <mi/>
      </mrow>
      <mfrac>
        <mrow>
          <mo stretchy="false">∂</mo>
          <mstyle mathvariant="bold">
            <mrow>
              <mi>r</mi>
            </mrow>
          </mstyle>
        </mrow>
        <mrow>
          <mo stretchy="false">∂</mo>
          <msub>
            <mi>q</mi>
            <mi>l</mi>
          </msub>
        </mrow>
      </mfrac>
    </mrow>
    <annotation encoding="StarMath 5.0">("d" %irho)^2 `=` ("d" bold r)^2 `=` sum from {j,l} %imu_{jl} ` "d" q_j ` "d" q_l ~ size*1.2 drarrow ~ %imu_{jl} `=` {partial bold r} over {partial q_j} ` cdot ` {partial bold r} over {partial q_l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0T12:43:56.716000000</meta:creation-date>
    <meta:generator>LibreOffice/4.1.4.2$Windows_x86 LibreOffice_project/0a0440ccc0227ad9829de5f46be37cfb6edcf72</meta:generator>
  </office:meta>
</office:document-meta>
</file>